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ed5ae" officeooo:paragraph-rsid="001ed5ae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1b36e9" officeooo:paragraph-rsid="001ed5ae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4818a" officeooo:paragraph-rsid="0014818a" style:font-name-asian="Liberation Serif" style:font-size-asian="14pt" style:font-name-complex="Liberation Serif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4pt" officeooo:rsid="001b36e9" officeooo:paragraph-rsid="001ed5ae" style:font-name-asian="Liberation Serif" style:font-size-asian="14pt" style:font-name-complex="Liberation Serif" style:font-size-complex="14pt"/>
    </style:style>
    <style:style style:name="P6" style:family="paragraph" style:parent-style-name="Heading_20_1">
      <style:paragraph-properties fo:line-height="150%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1cd1ae" officeooo:paragraph-rsid="001cd1ae" style:font-name-asian="Liberation Serif" style:font-size-asian="14pt" style:font-name-complex="Liberation Serif" style:font-size-complex="14pt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officeooo:rsid="001c6d96" officeooo:paragraph-rsid="001ed5ae" style:font-name-asian="Liberation Serif" style:font-size-asian="14pt" style:font-name-complex="Liberation Serif" style:font-size-complex="14pt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style="italic" officeooo:rsid="001c6d96" officeooo:paragraph-rsid="001ed5ae" style:font-name-asian="Liberation Serif" style:font-size-asian="14pt" style:font-style-asian="italic" style:font-name-complex="Liberation Serif" style:font-size-complex="14pt" style:font-style-complex="italic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4pt" fo:font-style="italic" officeooo:rsid="001d0b1c" officeooo:paragraph-rsid="001ed5ae" style:font-name-asian="Liberation Serif" style:font-size-asian="14pt" style:font-style-asian="italic" style:font-name-complex="Liberation Serif" style:font-size-complex="14pt" style:font-style-complex="italic"/>
    </style:style>
    <style:style style:name="P11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4pt" fo:font-weight="normal" officeooo:rsid="001d0b1c" officeooo:paragraph-rsid="001ed5ae" style:font-name-asian="Liberation Serif" style:font-size-asian="14pt" style:font-weight-asian="normal" style:font-name-complex="Liberation Serif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0b1c" style:font-weight-asian="bold" style:font-weight-complex="bold"/>
    </style:style>
    <style:style style:name="T5" style:family="text">
      <style:text-properties officeooo:rsid="001cd1ae"/>
    </style:style>
    <style:style style:name="T6" style:family="text">
      <style:text-properties officeooo:rsid="001e28d1"/>
    </style:style>
    <style:style style:name="T7" style:family="text">
      <style:text-properties officeooo:rsid="001b36e9"/>
    </style:style>
    <style:style style:name="T8" style:family="text">
      <style:text-properties officeooo:rsid="001d0b1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593be" style:font-style-asian="italic" style:font-style-complex="italic"/>
    </style:style>
    <style:style style:name="T11" style:family="text">
      <style:text-properties fo:font-style="italic" officeooo:rsid="001d23cb" style:font-style-asian="italic" style:font-style-complex="italic"/>
    </style:style>
    <style:style style:name="T12" style:family="text">
      <style:text-properties officeooo:rsid="001f618b"/>
    </style:style>
    <style:style style:name="T13" style:family="text">
      <style:text-properties fo:font-weight="normal" officeooo:rsid="001d0b1c" style:font-weight-asian="normal" style:font-weight-complex="normal"/>
    </style:style>
    <style:style style:name="T14" style:family="text">
      <style:text-properties officeooo:rsid="002593b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Objectif </text:span>: <text:span text:style-name="T5">Savoir lire et écrire de grands nombres entiers.</text:span></text:p>
      <text:h text:style-name="P6" text:outline-level="1">Activité</text:h>
      <text:list xml:id="list3408519420" text:style-name="L1">
        <text:list-item>
          <text:p text:style-name="P7">Donner deux nombres compris entre un million et un milliard à son voisin.</text:p>
        </text:list-item>
        <text:list-item>
          <text:p text:style-name="P7">Additionner ces deux nombres, lui écrire un chèque du montant correspondant et lui le donner.</text:p>
        </text:list-item>
        <text:list-item>
          <text:p text:style-name="P7">Vérifier le <text:span text:style-name="T6">chèque reçu de</text:span> son voisin</text:p>
        </text:list-item>
      </text:list>
      <text:h text:style-name="P6" text:outline-level="1">Cours</text:h>
      <text:p text:style-name="P2"><text:span text:style-name="T7">Règles d’écriture </text:span><text:span text:style-name="T8">des nombres</text:span><text:span text:style-name="T7"> </text:span><text:span text:style-name="T8">en toutes lettres</text:span></text:p>
      <text:list xml:id="list3788901436" text:style-name="L2">
        <text:list-item>
          <text:p text:style-name="P8">On place un trait d’union entre chaque mot <text:span text:style-name="T12">composant le nombre.</text:span></text:p>
          <text:p text:style-name="P9">Exemple :<text:tab/>32 : trente-deux<text:tab/>308 : trois-cent-huit<text:tab/><text:span text:style-name="T8">86 : </text:span>quatre-vingt<text:span text:style-name="T3">-</text:span><text:span text:style-name="T13">six</text:span></text:p>
        </text:list-item>
        <text:list-item>
          <text:p text:style-name="P8">Les nombres sont en général invariables, avec quelques exceptions</text:p>
          <text:list>
            <text:list-item>
              <text:p text:style-name="P8"><text:span text:style-name="T3">million</text:span> et <text:span text:style-name="T3">milliard</text:span> prennent un « s » s’ils sont plusieurs.</text:p>
              <text:p text:style-name="P9">Exemple : Le Soleil brille depuis plus de quatre milliard<text:span text:style-name="T3">s</text:span> d’année<text:span text:style-name="T12">s.</text:span></text:p>
            </text:list-item>
            <text:list-item>
              <text:p text:style-name="P8"><text:span text:style-name="T3">vingt</text:span> et <text:span text:style-name="T3">cent</text:span> prennent un « s » s’ils sont plusieurs et s’ils terminent le nombre.</text:p>
              <text:p text:style-name="P9"><text:span text:style-name="T14">E</text:span>xemple : Mon grand-père a fêté ses quatre-vingt<text:span text:style-name="T3">s</text:span> ans avec deux-cent<text:span text:style-name="T3">s</text:span> personnes.</text:p>
            </text:list-item>
          </text:list>
        </text:list-item>
        <text:list-item>
          <text:p text:style-name="P8">les nombres ordinaux (les « numéros ») sont toujours invariables, <text:span text:style-name="T8">en particulier les dates.</text:span></text:p>
          <text:p text:style-name="P10"><text:span text:style-name="T14">E</text:span>xemples : J’habite au cent-quatre-vingt de la rue des lilas. Paris a accueuilli l’exposition universelle en mille-neuf-cent. Je suis arrivé à la page deux-cent de mon livre.</text:p>
        </text:list-item>
      </text:list>
      <text:p text:style-name="P3"/>
      <text:p text:style-name="P5"><text:span text:style-name="T3">Règles d’écriture </text:span><text:span text:style-name="T4">des nombres en chiffres</text:span></text:p>
      <text:list xml:id="list3184791996" text:style-name="L3">
        <text:list-item>
          <text:p text:style-name="P11">On regroupe les chiffres par trois, en partant de la droite, pour en faciliter la lecture. On dit qu’on les regroupe par classe.</text:p>
          <text:p text:style-name="P11"><text:span text:style-name="T10">E</text:span><text:span text:style-name="T9">xemple : 100 000 </text:span><text:span text:style-name="T11">(</text:span><text:span text:style-name="T9">plutôt que 100000</text:span><text:span text:style-name="T11">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currency-style style:name="N12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5P0"/>
    </number:currency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date-style style:name="N108">
      <number:month number:calendar="jewish" number:style="long" number:textual="true"/>
      <number:text> </number:text>
      <number:day number:calendar="jewish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 number:calendar="jewish"/>
      <number:text> </number:text>
      <number:month number:calendar="jewish" number:style="long" number:textual="true"/>
    </number:date-style>
    <number:date-style style:name="N11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1</text:span> – <text:span text:style-name="MT2">Les nombres entiers</text:span><text:tab/><text:span text:style-name="MT2">Séance 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06T22:44:32.821916293</dc:date>
    <meta:editing-duration>PT4H24M2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34" meta:character-count="1342" meta:non-whitespace-character-count="1141"/>
  </office:meta>
</office:document-meta>
</file>